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34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3307in"/>
    </style:style>
    <style:style style:name="co4" style:family="table-column">
      <style:table-column-properties fo:break-before="auto" style:column-width="1.4992in"/>
    </style:style>
    <style:style style:name="co5" style:family="table-column">
      <style:table-column-properties fo:break-before="auto" style:column-width="4.3472in"/>
    </style:style>
    <style:style style:name="co6" style:family="table-column">
      <style:table-column-properties fo:break-before="auto" style:column-width="0.9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phantR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igikey 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Battery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https://www.digikey.com/en/products/detail/keystone-electronics/232/303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n Cell</text:p>
          </table:table-cell>
          <table:table-cell office:value-type="string" calcext:value-type="string">
            <text:p>Battery:BatteryHolder_Keystone_1057_1x2032</text:p>
          </table:table-cell>
          <table:table-cell office:value-type="string" calcext:value-type="string">
            <text:p>https://www.digikey.com/en/products/detail/keystone-electronics/1057TR/4692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 C2, C4, C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samsung-electro-mechanics/CL10A105KA8NNNC/38867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ibrary:Capacitor SMD 2917 (7343 Metric)</text:p>
          </table:table-cell>
          <table:table-cell office:value-type="string" calcext:value-type="string">
            <text:p>https://www.digikey.com/en/products/detail/kyocera-avx/TCJY107M016R0050/5001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, C6, C7, 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digikey.com/en/products/detail/murata-electronics/GRM033R71C471KA01D/2543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8, 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digikey.com/en/products/detail/murata-electronics/GRM0335C1H2R0BA01D/4358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,&lt;1Ω</text:p>
          </table:table-cell>
          <table:table-cell office:value-type="string" calcext:value-type="string">
            <text:p>paul:1411 (3528 Metric)</text:p>
          </table:table-cell>
          <table:table-cell office:value-type="string" calcext:value-type="string">
            <text:p>https://www.digikey.com/en/products/detail/vishay-sprague/TR3B475K035C0700/22599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2, 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p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digikey.com/en/products/detail/murata-electronics/GRM0335C1E4R0CA01D/4358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digikey.com/en/products/detail/murata-electronics/GRM033R71A103KA01D/7024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6, C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https://www.digikey.com/en/products/detail/murata-electronics/GRM033R61A104ME15D/21751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com/en/products/detail/samsung-electro-mechanics/CL10A475KP8NNNC/3886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en/products/detail/creeled-inc/XQEGRN-H2-0000-000000B01/54231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1, FB2, FB3, F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com/en/products/detail/laird-signal-integrity-products/MI0402K121R-10/4765745?s=N4IgjCBcoGwJxVAYygMwIYBsDOBTANCAPZQDaIALAAxwDMdIAuoQA4AuUIAymwE4CWAOwDmIAL6EwcAEy1EIFJAw4CxMuBgB2AKxwKTVh0jc%2BQ0RPBwAHAmgK0WPIRKRyVJhYC0%2Bu4uVO1VxA6MAoIRi9peUU%2BAFdVF3JtD0JPW2QoOIT1cLE8o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1, H2, H3, H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JST:JST_PH_B4B-PH-K_1x04_P2.00mm_Vertical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Connector_JST:JST_PH_B5B-PH-K_1x05_P2.00mm_Vertical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Inductor_SMD:L_Bourns-SRN8040_8x8.15mm</text:p>
          </table:table-cell>
          <table:table-cell office:value-type="string" calcext:value-type="string">
            <text:p>https://www.digikey.com/en/products/detail/bourns-inc/SRN8040-2R2Y/2756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S1, L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https://www.digikey.com/en/products/detail/pui-audio-inc/AS04008CO-WR-R/17455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0710KL/7268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Ω</text:p>
          </table:table-cell>
          <table:table-cell office:value-type="string" calcext:value-type="string">
            <text:p>paul:TC42 – 2 mm SMD Trimpot - Bournes</text:p>
          </table:table-cell>
          <table:table-cell office:value-type="string" calcext:value-type="string">
            <text:p>https://www.digikey.com/en/products/detail/bourns-inc/TC42X-2-501E/3722204?s=N4IgjCBcoEwCxVAYygMwIYBsDOBTANCAPZQDaIcYAzABxUAMIAuoQA4AuUIAyuwE4BLAHYBzEAF9CcAGyIQKSBhwFiZEAHZ6VMDHXM2nSD37CxkkNICcchUryESkcnHqWqb-SA5deg0RMIwSxpraHk0LHtVJxBGJnMYehoAVhsI5Qc1ZPp6AAIAeQALAFtsT28jAFUhAXZ81ABZXHRsAFc%2BXACQAFoIMNtIlUdyMDAaZnNumDTIflahrInCbtDkKDmFmIh48XEg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kΩ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072K4L/7270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 Ω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JR-07330RL/7267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8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detail/yageo/RC0603FR-0717K8L/7269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TIL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8640</text:p>
          </table:table-cell>
          <table:table-cell office:value-type="string" calcext:value-type="string">
            <text:p>paul:LT8640</text:p>
          </table:table-cell>
          <table:table-cell office:value-type="string" calcext:value-type="string">
            <text:p>https://www.digikey.com/en/products/detail/analog-devices-inc/LT8640AJUDCM-3-3-PBF/179522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M2518</text:p>
          </table:table-cell>
          <table:table-cell office:value-type="string" calcext:value-type="string">
            <text:p>Package_DFN_QFN:QFN-20-1EP_4x4mm_P0.5mm_EP2.5x2.5mm</text:p>
          </table:table-cell>
          <table:table-cell office:value-type="string" calcext:value-type="string">
            <text:p>https://www.digikey.com/en/products/detail/analog-devices-inc/SSM2518CPZ-R7/30433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95M04</text:p>
          </table:table-cell>
          <table:table-cell office:value-type="string" calcext:value-type="string">
            <text:p>Package_SO:TSSOP-8_4.4x3mm_P0.65mm</text:p>
          </table:table-cell>
          <table:table-cell office:value-type="string" calcext:value-type="string">
            <text:p>https://www.digikey.com/en/products/detail/stmicroelectronics/M95M04-DRDW6TP/114824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1CCUx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https://www.digikey.com/en/products/detail/stmicroelectronics/STM32F401CCU6/47559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, 6pF, 50kΩ</text:p>
          </table:table-cell>
          <table:table-cell office:value-type="string" calcext:value-type="string">
            <text:p>Crystal:Crystal_SMD_Abracon_ABS25-4Pin_8.0x3.8mm</text:p>
          </table:table-cell>
          <table:table-cell office:value-type="string" calcext:value-type="string">
            <text:p>https://www.digikey.com/en/products/detail/ecs-inc/ECS-327-6-17X-C-TR/58755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, 7pF, 60Ω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https://www.digikey.com/en/products/detail/ecs-inc/ECS-160-7-33B2-CKM-TR3/18108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30T11:11:54.865823268</dc:date>
    <meta:editing-duration>PT1H36M41S</meta:editing-duration>
    <meta:editing-cycles>4</meta:editing-cycles>
    <meta:generator>LibreOffice/7.6.4.1$Linux_X86_64 LibreOffice_project/60$Build-1</meta:generator>
    <meta:document-statistic meta:table-count="1" meta:cell-count="198" meta:object-count="0"/>
  </office:meta>
</office:document-meta>
</file>